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3dada" officeooo:paragraph-rsid="0013dada"/>
    </style:style>
    <style:style style:name="P2" style:family="paragraph" style:parent-style-name="Text_20_body">
      <style:text-properties style:font-name="Arial" officeooo:rsid="0013dada" officeooo:paragraph-rsid="0013dada"/>
    </style:style>
    <style:style style:name="P3" style:family="paragraph" style:parent-style-name="Text_20_body">
      <style:text-properties style:font-name="Arial" officeooo:paragraph-rsid="0013dada"/>
    </style:style>
    <style:style style:name="P4" style:family="paragraph" style:parent-style-name="Text_20_body">
      <style:text-properties style:font-name="Arial" officeooo:rsid="003e6e69" officeooo:paragraph-rsid="003e6e69"/>
    </style:style>
    <style:style style:name="P5" style:family="paragraph" style:parent-style-name="Text_20_body">
      <style:text-properties style:font-name="Arial" officeooo:rsid="00406dc2" officeooo:paragraph-rsid="00406dc2"/>
    </style:style>
    <style:style style:name="T1" style:family="text">
      <style:text-properties officeooo:rsid="0013dada"/>
    </style:style>
    <style:style style:name="T2" style:family="text">
      <style:text-properties officeooo:rsid="00244262"/>
    </style:style>
    <style:style style:name="T3" style:family="text">
      <style:text-properties officeooo:rsid="003122bc"/>
    </style:style>
    <style:style style:name="T4" style:family="text">
      <style:text-properties officeooo:rsid="0031fd5e"/>
    </style:style>
    <style:style style:name="T5" style:family="text">
      <style:text-properties officeooo:rsid="0033523a"/>
    </style:style>
    <style:style style:name="T6" style:family="text">
      <style:text-properties officeooo:rsid="00369ce4"/>
    </style:style>
    <style:style style:name="T7" style:family="text">
      <style:text-properties officeooo:rsid="00369f7b"/>
    </style:style>
    <style:style style:name="T8" style:family="text">
      <style:text-properties officeooo:rsid="00376d2b"/>
    </style:style>
    <style:style style:name="T9" style:family="text">
      <style:text-properties officeooo:rsid="00383a21"/>
    </style:style>
    <style:style style:name="T10" style:family="text">
      <style:text-properties officeooo:rsid="0039d86c"/>
    </style:style>
    <style:style style:name="T11" style:family="text">
      <style:text-properties officeooo:rsid="0039fa3b"/>
    </style:style>
    <style:style style:name="T12" style:family="text">
      <style:text-properties officeooo:rsid="003b1b77"/>
    </style:style>
    <style:style style:name="T13" style:family="text">
      <style:text-properties officeooo:rsid="003c715f"/>
    </style:style>
    <style:style style:name="T14" style:family="text">
      <style:text-properties officeooo:rsid="003ca773"/>
    </style:style>
    <style:style style:name="T15" style:family="text">
      <style:text-properties officeooo:rsid="0040d2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ung unterscheidet in seinen Aussagen verschiedene Arten von Wahrheit: historische Wahrheit, existentiale Wahrheit, bildhafte Wahrheit und wörtliche Wahrheit. Er argumentiert, dass Wahrheit nicht gleichbedeutend mit Faktizität ist und dass es verschiedene Schichten der Wirklichkeit und somit auch verschiedene Weisen der Wahrheit gibt. Eine tatsächlich geschehene Geschichte kann einen Menschen gleichgültig lassen, während eine fingierte Geschichte unter bestimmten Umständen tief betroffene Gefühle hervorrufen kann. Eine Geschichte wie die vom barmherzigen Samariter enthält mehr Wahrheit als eine Zeitungsmeldung und ist relevant für die Existenz eines Menschen. Kung argumentiert auch, dass bildhafte Rede oft eine bessere Möglichkeit ist, allgemeine Wahrheiten darzustellen, als abstrakte Worte. Die Frage nach historischer Richtigkeit oder Falschheit ist bei einer Geschichte wie die des barmherzigen Samariters fehl am Platz. <text:line-break/><text:line-break/></text:p>
      <text:p text:style-name="P1"/>
      <text:p text:style-name="P3"><text:span text:style-name="T1">Hemminger unterscheidet zwischen der historischen und der existentialen Wahrheit, ähnlich wie Kung. Für Hemminger ist die historische Wahrheit jedoch wichtiger als die existentiale Wahrheit, da sie eine objektivere Wahrheit darstellt, die sich auf Fakten und Ereignisse bezieht. Im Gegensatz dazu ist die existentiale Wahrheit subjektiv und bezieht sich auf die persönliche Bedeutung eines Ereignisses oder einer Geschichte für die Existenz eines Individuums. </text:span><text:span text:style-name="T2">Er unterscheidet </text:span>auch zwischen bildhafter und wörtlicher Rede. Bildhafte Rede verwendet Metaphern, Allegorien und andere Arten von bildhafter Sprache, um abstrakte Konzepte oder Wahrheiten zu vermitteln. Im Gegensatz dazu ist wörtliche Rede präziser und verwendet genaue, nicht-bildhafte Sprache, um Ereignisse und Fakten zu beschreiben. Schließlich betont Hemminger, dass Mythen für ihn eine eigene Art von Wahrheit darstellen, die sich auf die Überlieferung kultureller Geschichten und Überzeugungen bezieht. Mythen können sowohl bildhafte als auch wörtliche Rede verwenden und können sowohl historische als auch existentiale Wahrheiten enthalten. Wichtig ist jedoch, dass Mythen nicht als wörtliche Fakten interpretiert werden sollten, sondern als kulturelle Geschichten, die tiefere Wahrheiten und Bedeutungen vermitteln.</text:p>
      <text:p text:style-name="P2"/>
      <text:p text:style-name="P2"/>
      <text:p text:style-name="P2"/>
      <text:p text:style-name="P2"/>
      <text:p text:style-name="P2"/>
      <text:p text:style-name="P2"/>
      <text:p text:style-name="P2"/>
      <text:p text:style-name="P2"/>
      <text:p text:style-name="P2"><text:line-break/><text:soft-page-break/>Das erste Buch Mose- Genesis<text:line-break/>Dle Erschaffung der Welt<text:line-break/>1'Am Anfang schuf Gott Himmel und Erde.2 Die Erde war noch leer und ode, Dunkel be-deckte sle und wogendes Wasser, und <text:span text:style-name="T3">ü</text:span>ber den Fluten schwebte Gottes Ge<text:span text:style-name="T4">i</text:span>st.<text:line-break/>'Da sprach Gott: Licht entstehe<text:span text:style-name="T5">t</text:span>,und das Licht strah<text:span text:style-name="T5">l</text:span>te auf. "Und Gott sah das Licht an: Es war gut. Dann trennte Gott das Licht von der Dunkelheit und nannte das Licht Tag, dle Dunkelheit Nacht. Es wurde Abend und wieder Morgen: der erste Tag.<text:line-break/>Gott sah das alles an: Es war gut. <text:s/>und Gott segnete seine Geschopfe und sagte:Se<text:span text:style-name="T6">i</text:span>d fruchtbar, vermehrt euch und f<text:span text:style-name="T7">ü</text:span><text:span text:style-name="T8">l</text:span>lt die Meere,und ihr Vogel, vermehrt <text:span text:style-name="T9">euch</text:span> auf der Erde 23 Es wurde Abend und w<text:span text:style-name="T11">i</text:span>eder Morgen: der f<text:span text:style-name="T10">ü</text:span>nfte Teg.<text:line-break/>8 Dann sprach Gott; <text:span text:style-name="T12">i</text:span>m Wasser soll ein Gewolbe entstehen, eine Scheidewand zwi-schen den Wassermassen. So geschah es:Gott machte eln Gewolbe und trennte so das Wasser unter dem <text:span text:style-name="T13">Gewölbe</text:span> von dem Wasser,das dar<text:span text:style-name="T14">ü</text:span>ber war. <text:s/>Und Gott nannte das Ge-wolbe Himmel. Es wurde Abend und wieder Morgen: der zwelte Tag.<text:line-break/>24Dann sprach Gott: *Dle Erde soll Le-ben hervorbringen: alle Arten von Vieh und wil-den Tleren und alles, was auf der Erde kriecht.《So geschah es, 5 Gott machte die wilden Tlere und das Vieh und alles, was auf dem Boden kriecht, alle die verschiedenen Arten. Und Gott sah das alles an: Es war gut.<text:line-break/>"Dann sprach Gott: wDas Wasser unter dem Himmelsgewolbe soll sich alles an elner Stelle sammeln, damit das Land hervortritt. So geschah es. "Und Gott nannte das Land Erde,die Sammlung des Wassers nannte er Meer,Und Gott sah das alles an: Es war gut.<text:line-break/>" Dann spraoh Gott:Dle Erde lasse frisches Grun aufsprieBen, Pflanzen und Bau-me von jeder Art, die Samen und samenhaltlge Fruchte tragenls So geschah es:1 Die Erde brachte frisches Gran hervor, Pflanzen jeder Art mit ihren Samen und alle Arten von Baumen mit samenhaltigen Fruchten. Und Gott sah das alles an: Es war gut. 13 Es wurde Abend und wieder Morgen: der dritte Tag.<text:line-break/>28 Dann sprach Gott: sNun wollen wir Menschen machen, ein Abbild von uns, das uns ahnlich Istl Sie sollen Macht haben aber de Flsche im Meer, uber die Vogel in der Luft, uber das Vieh und alle Tlere auf der Erde und uber alles, was auf dem Boden kriecht." So schuf Gott dle Menschen nach seinem Bild, als Got-tes Ebenbild schuf er sie und schuf sie als Mann und als Frau. 2und Gott segnete dle Menschen und sagte zu ihnen:Seid fruchtbar und vermehrt euch! Fullt dle ganze Erde und nehmt sie in Besitz! lch setze euch aber die Fische im Meer, die Vogel in der Luft und alle Tiere, die auf der Erde leben, und vertraue sie eurer Fursorge an.《<text:line-break/>1"Dann sprach Gott: Am Himmel sollen Lichter entstehen, die Tag und Nacht vonein-ander scheiden, leuchtende Zeichen, um die Zeiten zu bestimmen: Tage und Feste und Jah-re. 15 Sle sollen am Himmelsgewolbe leuchten,damit sie der Erde Licht geben. So geschah es: 16 Gott machte zwei groBe Lichter, ein gro-Beres, das den Tag beherrscht, und eln kleine-res fur die Nacht, dazu auch das ganze Heer der Sterne, 17 Gott setzte sie an das Himmels-gewolbe, damit sie der Erde Licht geben, 19 den Tag und die Nacht regieren und Licht und Dun-kelheit voneinander scheiden. Und Gott sah das alles an: Es war gut. 19 Es wurde Abend und wieder Morgen:der vierte Tag.<text:line-break/>29 Welter sagte Gott zu den Menschen:》Als Nahrung gebe ich euch die Samen der Pflanzen und die Fruchte, die an den Baumen wachsen, iberall auf der ganzen Erde.0 Den Landtieren aber und den Vogeln und allem, was auf dem Boden kriecht, allen Geschopfen, <text:soft-page-break/>die den Lebenshauch in sich tragen, weise ich Graser und Blatter zur Nahrung zu,*So ge-schah es,<text:line-break/>a1Und Gott sah alles an, was er geschaffen hatte, und sah: Es war alles sehr gut. Es wurde Abend und wieder Morgen: der sechste Tag,<text:line-break/>2 1 So wurden vollendet Himmel und Erde mit lhrem ganzen Heer.2Und so vollendete Gott am siebenten Tage seine Werke, die er mach-te, und ruhte am siebenten Tage von allen sei-nen Werken, die er gemacht hatte. Und Gott segnete den siebenten Tag und heiligte ihn,weil er an ihm ruhte von allen seinen Werken,die Gott geschaffen und gemacht hatte.<text:line-break/>20Dann sprach Gott; Das Wasser soll von Leben wimmeln, und in der Luft sollen Vo-gel fiegenl. 21 So schuf Gott dle Seeungeheuer und alle Arten von Wassertieren, ebenso jede Art von Vogeln und geflugelten Tieren, Und<text:line-break/>A So sind Himmel und Erde geworden, als sie geschaffen wurden. Es war zu der Zeit, da Gott der HERR Erde und Himmel machte.<text:line-break/>(Dle Gute Nachricht Bibel)</text:p>
      <text:p text:style-name="P2"/>
      <text:p text:style-name="P4"/>
      <text:p text:style-name="P4">Mond als Lichtquelle</text:p>
      <text:p text:style-name="P5">Nur <text:span text:style-name="T15">Wasse Raubtiere?</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01T09:09:46.238000000</dc:date>
    <meta:editing-duration>PT1H4M44S</meta:editing-duration>
    <meta:editing-cycles>35</meta:editing-cycles>
    <meta:generator>LibreOffice/7.1.0.3$Windows_X86_64 LibreOffice_project/f6099ecf3d29644b5008cc8f48f42f4a40986e4c</meta:generator>
    <meta:document-statistic meta:table-count="0" meta:image-count="0" meta:object-count="0" meta:page-count="3" meta:paragraph-count="5" meta:word-count="1060" meta:character-count="6661" meta:non-whitespace-character-count="5605"/>
  </office:meta>
</office:document-meta>
</file>